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Dash" svg:stroke-width="0.081cm" svg:stroke-color="#999999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08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Comfortaa"/>
    </style:style>
    <style:style style:name="P3" style:family="paragraph">
      <loext:graphic-properties draw:fill="none" draw:fill-color="#ffffff"/>
      <style:text-properties style:font-name="Comfortaa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font-name="Comfortaa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omfortaa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Comfortaa"/>
    </style:style>
    <style:style style:name="T2" style:family="text">
      <style:text-properties style:font-name="Comfortaa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5.981cm" svg:x2="6.08cm" svg:y2="4.288cm">
          <text:p/>
        </draw:line>
        <draw:line draw:style-name="gr1" draw:text-style-name="P1" draw:layer="layout" svg:x1="9.573cm" svg:y1="3.863cm" svg:x2="7.033cm" svg:y2="3.863cm">
          <text:p/>
        </draw:line>
        <draw:line draw:style-name="gr1" draw:text-style-name="P1" draw:layer="layout" svg:x1="10.446cm" svg:y1="4.18cm" svg:x2="11.795cm" svg:y2="5.978cm">
          <text:p/>
        </draw:line>
        <draw:line draw:style-name="gr1" draw:text-style-name="P1" draw:layer="layout" svg:x1="10.525cm" svg:y1="8.52cm" svg:x2="11.636cm" svg:y2="7.038cm">
          <text:p/>
        </draw:line>
        <draw:line draw:style-name="gr1" draw:text-style-name="P1" draw:layer="layout" svg:x1="9.573cm" svg:y1="8.943cm" svg:x2="7.033cm" svg:y2="8.943cm">
          <text:p/>
        </draw:line>
        <draw:line draw:style-name="gr1" draw:text-style-name="P1" draw:layer="layout" svg:x1="4.97cm" svg:y1="7.038cm" svg:x2="6.08cm" svg:y2="8.519cm">
          <text:p/>
        </draw:line>
        <draw:line draw:style-name="gr1" draw:text-style-name="P1" draw:layer="layout" svg:x1="3.858cm" svg:y1="6.403cm" svg:x2="2.588cm" svg:y2="6.403cm">
          <text:p/>
        </draw:line>
        <draw:line draw:style-name="gr1" draw:text-style-name="P1" draw:layer="layout" svg:x1="14.018cm" svg:y1="6.403cm" svg:x2="12.43cm" svg:y2="6.403cm">
          <text:p/>
        </draw:line>
        <draw:line draw:style-name="gr1" draw:text-style-name="P1" draw:layer="layout" svg:x1="11.16cm" svg:y1="2.593cm" svg:x2="10.447cm" svg:y2="3.545cm">
          <text:p/>
        </draw:line>
        <draw:line draw:style-name="gr1" draw:text-style-name="P1" draw:layer="layout" svg:x1="5.445cm" svg:y1="2.593cm" svg:x2="6.159cm" svg:y2="3.545cm">
          <text:p/>
        </draw:line>
        <draw:line draw:style-name="gr1" draw:text-style-name="P1" draw:layer="layout" svg:x1="10.445cm" svg:y1="9.26cm" svg:x2="11.16cm" svg:y2="10.213cm">
          <text:p/>
        </draw:line>
        <draw:line draw:style-name="gr1" draw:text-style-name="P1" draw:layer="layout" svg:x1="6.16cm" svg:y1="9.26cm" svg:x2="5.445cm" svg:y2="10.213cm">
          <text:p/>
        </draw:line>
        <draw:g>
          <draw:line draw:style-name="gr2" draw:text-style-name="P1" draw:layer="layout" svg:x1="2.588cm" svg:y1="6.403cm" svg:x2="5.446cm" svg:y2="2.593cm">
            <text:p/>
          </draw:line>
          <draw:line draw:style-name="gr2" draw:text-style-name="P1" draw:layer="layout" svg:x1="11.161cm" svg:y1="2.593cm" svg:x2="5.446cm" svg:y2="2.593cm">
            <text:p/>
          </draw:line>
          <draw:line draw:style-name="gr2" draw:text-style-name="P1" draw:layer="layout" svg:x1="11.161cm" svg:y1="2.593cm" svg:x2="14.019cm" svg:y2="6.403cm">
            <text:p/>
          </draw:line>
          <draw:line draw:style-name="gr2" draw:text-style-name="P1" draw:layer="layout" svg:x1="11.161cm" svg:y1="10.213cm" svg:x2="14.019cm" svg:y2="6.403cm">
            <text:p/>
          </draw:line>
          <draw:line draw:style-name="gr2" draw:text-style-name="P1" draw:layer="layout" svg:x1="11.161cm" svg:y1="10.213cm" svg:x2="5.446cm" svg:y2="10.213cm">
            <text:p/>
          </draw:line>
          <draw:line draw:style-name="gr2" draw:text-style-name="P1" draw:layer="layout" svg:x1="2.588cm" svg:y1="6.403cm" svg:x2="5.446cm" svg:y2="10.213cm">
            <text:p/>
          </draw:line>
        </draw:g>
        <draw:frame draw:style-name="gr3" draw:text-style-name="P3" draw:layer="layout" svg:width="3.182cm" svg:height="0.958cm" svg:x="10.525cm" svg:y="2.91cm">
          <draw:text-box>
            <text:p text:style-name="P2"><text:span text:style-name="T1">0.108 nm</text:span></text:p>
          </draw:text-box>
        </draw:frame>
        <draw:frame draw:style-name="gr4" draw:text-style-name="P5" draw:layer="layout" svg:width="0.993cm" svg:height="1.276cm" svg:x="9.532cm" svg:y="8.302cm">
          <draw:text-box>
            <text:p text:style-name="P4"><text:span text:style-name="T2">C</text:span></text:p>
          </draw:text-box>
        </draw:frame>
        <draw:frame draw:style-name="gr3" draw:text-style-name="P3" draw:layer="layout" svg:width="3.55cm" svg:height="0.958cm" svg:x="6.715cm" svg:y="3.863cm">
          <draw:text-box>
            <text:p text:style-name="P2"><text:span text:style-name="T1">0.1375 nm</text:span></text:p>
          </draw:text-box>
        </draw:frame>
        <draw:frame draw:style-name="gr5" draw:text-style-name="P5" draw:layer="layout" svg:width="0.993cm" svg:height="1.276cm" svg:x="5.763cm" svg:y="8.302cm">
          <draw:text-box>
            <text:p text:style-name="P4"><text:span text:style-name="T2">C</text:span></text:p>
          </draw:text-box>
        </draw:frame>
        <draw:frame draw:style-name="gr6" draw:text-style-name="P5" draw:layer="layout" svg:width="0.993cm" svg:height="1.276cm" svg:x="3.935cm" svg:y="5.868cm">
          <draw:text-box>
            <text:p text:style-name="P4"><text:span text:style-name="T2">C</text:span></text:p>
          </draw:text-box>
        </draw:frame>
        <draw:frame draw:style-name="gr7" draw:text-style-name="P5" draw:layer="layout" svg:width="0.993cm" svg:height="1.276cm" svg:x="5.84cm" svg:y="3.339cm">
          <draw:text-box>
            <text:p text:style-name="P4"><text:span text:style-name="T2">C</text:span></text:p>
          </draw:text-box>
        </draw:frame>
        <draw:frame draw:style-name="gr8" draw:text-style-name="P5" draw:layer="layout" svg:width="0.993cm" svg:height="1.276cm" svg:x="9.455cm" svg:y="3.257cm">
          <draw:text-box>
            <text:p text:style-name="P4"><text:span text:style-name="T2">C</text:span></text:p>
          </draw:text-box>
        </draw:frame>
        <draw:frame draw:style-name="gr9" draw:text-style-name="P5" draw:layer="layout" svg:width="0.993cm" svg:height="1.276cm" svg:x="11.337cm" svg:y="5.868cm">
          <draw:text-box>
            <text:p text:style-name="P4"><text:span text:style-name="T2">C</text:span></text:p>
          </draw:text-box>
        </draw:frame>
        <draw:frame draw:style-name="gr10" draw:text-style-name="P5" draw:layer="layout" svg:width="0.993cm" svg:height="1.276cm" svg:x="13.977cm" svg:y="5.762cm">
          <draw:text-box>
            <text:p text:style-name="P4"><text:span text:style-name="T2">H</text:span></text:p>
          </draw:text-box>
        </draw:frame>
        <draw:frame draw:style-name="gr11" draw:text-style-name="P5" draw:layer="layout" svg:width="0.993cm" svg:height="1.276cm" svg:x="4.81cm" svg:y="10.213cm">
          <draw:text-box>
            <text:p text:style-name="P4"><text:span text:style-name="T2">H</text:span></text:p>
          </draw:text-box>
        </draw:frame>
        <draw:frame draw:style-name="gr12" draw:text-style-name="P5" draw:layer="layout" svg:width="0.993cm" svg:height="1.276cm" svg:x="10.843cm" svg:y="10.213cm">
          <draw:text-box>
            <text:p text:style-name="P4"><text:span text:style-name="T2">H</text:span></text:p>
          </draw:text-box>
        </draw:frame>
        <draw:frame draw:style-name="gr13" draw:text-style-name="P5" draw:layer="layout" svg:width="0.993cm" svg:height="1.276cm" svg:x="1.318cm" svg:y="5.762cm">
          <draw:text-box>
            <text:p text:style-name="P4"><text:span text:style-name="T2">H</text:span></text:p>
          </draw:text-box>
        </draw:frame>
        <draw:frame draw:style-name="gr14" draw:text-style-name="P5" draw:layer="layout" svg:width="0.993cm" svg:height="1.276cm" svg:x="4.493cm" svg:y="1.323cm">
          <draw:text-box>
            <text:p text:style-name="P4"><text:span text:style-name="T2">H</text:span></text:p>
          </draw:text-box>
        </draw:frame>
        <draw:frame draw:style-name="gr15" draw:text-style-name="P5" draw:layer="layout" svg:width="0.993cm" svg:height="1.276cm" svg:x="10.843cm" svg:y="1.317cm">
          <draw:text-box>
            <text:p text:style-name="P4"><text:span text:style-name="T2">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7T15:22:51.219723795</meta:creation-date>
    <dc:date>2023-02-07T18:33:43.529002286</dc:date>
    <meta:editing-duration>PT10S</meta:editing-duration>
    <meta:editing-cycles>1</meta:editing-cycles>
    <meta:document-statistic meta:object-count="33"/>
    <meta:generator>LibreOffice/7.3.7.2$Linux_X86_64 LibreOffice_project/30$Build-2</meta:generator>
  </office:meta>
</office:document-meta>
</file>